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 style:master-page-name="Standard">
      <style:paragraph-properties fo:margin-left="0in" fo:margin-right="0in" fo:margin-top="0.25in" fo:margin-bottom="0in" style:contextual-spacing="false" fo:text-indent="-0.25in" style:auto-text-indent="false" style:page-number="1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margin-left="0in" fo:margin-right="0in" fo:margin-top="0in" fo:margin-bottom="0in" style:contextual-spacing="false" fo:text-indent="-0.25in" style:auto-text-indent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3">
      <style:paragraph-properties fo:margin-left="0in" fo:margin-right="0in" fo:margin-top="0in" fo:margin-bottom="0in" style:contextual-spacing="false" fo:text-indent="-0.25in" style:auto-text-indent="false"/>
      <style:text-properties fo:color="#000000" loext:opacity="100%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17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2783zryqpm5"/><text:span text:style-name="T1">1. </text:span>Project Background</text:p>
      <text:p text:style-name="P3"><text:bookmark text:name="_rtmx09y3daj3"/><text:span text:style-name="T1">1.1. </text:span>General Background</text:p>
      <text:p text:style-name="P3"><text:bookmark text:name="_5fqsn7m9foga"/><text:span text:style-name="T1">1.2. </text:span>Research Gap</text:p>
      <text:p text:style-name="P3"><text:bookmark text:name="_rzdzf9ujk06w"/><text:span text:style-name="T1">1.3. </text:span>Project Objective, Deliverable, and Scope</text:p>
      <text:p text:style-name="P3"><text:bookmark text:name="_z8unqjmayso"/><text:span text:style-name="T1">1.4. </text:span>Justification of Work</text:p>
      <text:p text:style-name="P3"><text:bookmark text:name="_2ag78qrsy28b"/><text:span text:style-name="T1">1.5. </text:span>Outline</text:p>
      <text:p text:style-name="P2"><text:bookmark text:name="_oo5b93stdwml"/><text:span text:style-name="T1">2. </text:span>Project Methodology</text:p>
      <text:p text:style-name="P3"><text:bookmark text:name="_4xy0dlps9060"/><text:span text:style-name="T1">2.1. </text:span>Overview</text:p>
      <text:p text:style-name="P3"><text:bookmark text:name="_1p7g0k8jjfse"/><text:span text:style-name="T1">2.2. </text:span>Design Principles</text:p>
      <text:p text:style-name="P3"><text:bookmark text:name="_38l481kf1w3y"/><text:span text:style-name="T1">2.3. </text:span>Hardware Architecture</text:p>
      <text:p text:style-name="P3"><text:bookmark text:name="_2vz2ccabxdpj"/><text:span text:style-name="T1">2.4. </text:span>Software Architecture</text:p>
      <text:p text:style-name="P3"><text:bookmark text:name="_5bn0n3cxjuua"/><text:span text:style-name="T1">2.5. </text:span>Mobile App Interface</text:p>
      <text:p text:style-name="P3"><text:bookmark text:name="_peo0qbhyvoj7"/><text:span text:style-name="T1">2.6. </text:span>Database Server</text:p>
      <text:p text:style-name="P2"><text:bookmark text:name="_e5web71wuqbh"/><text:span text:style-name="T1">3. </text:span>Project Status</text:p>
      <text:p text:style-name="P3"><text:span text:style-name="T1">3.1. </text:span>Evaluation of Progress</text:p>
      <text:p text:style-name="P3"><text:bookmark text:name="_teegpedvosis"/><text:span text:style-name="T1">3.2. </text:span>Expected Outcomes</text:p>
      <text:p text:style-name="P3"><text:bookmark text:name="_j2d7vbsftgoy"/><text:span text:style-name="T1">3.3. </text:span>Project Schedule</text:p>
      <text:p text:style-name="P3"><text:bookmark text:name="_h88rbq98u96m"/><text:span text:style-name="T1">3.4. </text:span>Remaining Work</text:p>
      <text:p text:style-name="P3"><text:bookmark text:name="_2g1c5i6hu3b5"/><text:span text:style-name="T1">3.5. </text:span>Difficulties Encountered</text:p>
      <text:p text:style-name="P2"><text:bookmark text:name="_z0qk9vn7phxw"/><text:span text:style-name="T1">4. </text:span>Conclu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3-01-17T16:09:25.340000000</dc:date>
    <meta:editing-duration>PT4M13S</meta:editing-duration>
    <meta:editing-cycles>6</meta:editing-cycles>
    <meta:document-statistic meta:table-count="0" meta:image-count="0" meta:object-count="0" meta:page-count="1" meta:paragraph-count="20" meta:word-count="63" meta:character-count="447" meta:non-whitespace-character-count="404"/>
  </office:meta>
</office:document-meta>
</file>